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7_21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7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Joseph Blumenthal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February 24, 1892</text:p>
      <text:p text:style-name="P4">Month<text:tab/><text:tab/><text:tab/><text:tab/><text:tab/><text:tab/>February</text:p>
      <text:p text:style-name="P4">Year<text:tab/><text:tab/><text:tab/><text:tab/><text:tab/><text:tab/>1892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JOSEPH BLUMENTHAL./</text:p>
      <text:p text:style-name="P5">President<text:span text:style-name="T2">./</text:span></text:p>
      <text:p text:style-name="P5"><text:span text:style-name="T2">151 EAST 73D STREET./</text:span></text:p>
      <text:p text:style-name="P6"><text:span text:style-name="T2">Jewish Theological Seminary Association./</text:span></text:p>
      <text:p text:style-name="P7"><text:span text:style-name="T2">New York, Feby 24th 1892/</text:span></text:p>
      <text:p text:style-name="P5"><text:span text:style-name="T2">My dear Dr/</text:span></text:p>
      <text:p text:style-name="P5"><text:span text:style-name="T2"><text:tab/>Sorry I did not see you on Monday--/ hope you found everything at seminary in good/ order &amp;c--The convention will be held on/ Sunday March 27th--your congregation has/ not yet elected Delegates, neither has Dr Jastrows--/ hope all will be fully represented--/</text:span></text:p>
      <text:p text:style-name="P5"><text:span text:style-name="T2">The Chebra Bikur Cholim of your city will receive/ invitation &amp;c Mr Sol Gans will hereafter/ duly appear in contributors list for the 50--/ I have spoken to Dr Kohut &amp; he will prepare an/ essay for publication in our report Dr Szold/ lectured last night--about 50 persons present/ all were greatly pleased with the erudite treat-/ment of the subject he hurdled--"Poetry" an/ ally of Religion"--How about that bequest/ of Miss Phillips--if it could possibly be ours/ so as to go into our financial account </text:span><text:soft-page-break/><text:span text:style-name="T2">before the/ correction, it would be greatly desirable--/ <text:s/>Will you kindly see about it--/ Yours sincerely/ Joseph Blumentha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5:43:04.23</meta:creation-date>
    <dc:date>2011-11-30T15:48:00.21</dc:date>
    <dc:creator>Penn Libraries</dc:creator>
    <meta:editing-duration>PT00H04M5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8" meta:word-count="342" meta:character-count="2292"/>
  </office:meta>
</office:document-meta>
</file>